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74pt solid #000000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style-name="ce2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LV</text:p>
          </table:table-cell>
          <table:table-cell table:style-name="ce2" office:value-type="string" calcext:value-type="string">
            <text:p>HV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Defaul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.1" calcext:value-type="float">
            <text:p>8,1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LV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.3" calcext:value-type="float">
            <text:p>3,3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HV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  <meta:initial-creator>Nikolas Förster</meta:initial-creator>
    <dc:creator>Nikolas Förster</dc:creator>
    <meta:creation-date>2022-12-21T09:19:47Z</meta:creation-date>
    <dc:date>2024-05-18T21:15:15.800436447</dc:date>
    <meta:editing-cycles>2</meta:editing-cycles>
    <meta:editing-duration>PT2M9S</meta:editing-duration>
    <meta:print-date>2024-05-18T21:13:06.093370685</meta:print-date>
    <meta:printed-by>PDF-Dateien: Nikolas Förster</meta:printed-by>
    <meta:document-statistic meta:table-count="1" meta:cell-count="12" meta:object-count="0"/>
  </office:meta>
</office:document-meta>
</file>